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font-size="20pt" fo:font-weight="bold" officeooo:rsid="000ab525" officeooo:paragraph-rsid="000ab525" style:font-size-asian="20pt" style:font-weight-asian="bold" style:font-size-complex="20pt" style:font-weight-complex="bold"/>
    </style:style>
    <style:style style:name="P2" style:family="paragraph" style:parent-style-name="Standard" style:list-style-name="L1">
      <style:paragraph-properties style:writing-mode="lr-tb"/>
      <style:text-properties fo:font-size="12pt" fo:font-weight="bold" officeooo:rsid="000ab525" officeooo:paragraph-rsid="000ab525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margin-top="0in" fo:margin-bottom="0in" loext:contextual-spacing="false" fo:line-height="100%" style:writing-mode="lr-tb"/>
      <style:text-properties fo:font-size="12pt" fo:font-weight="normal" officeooo:rsid="000ab525" officeooo:paragraph-rsid="000ab525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09 Questions</text:p>
      <text:p text:style-name="P1"/>
      <text:list xml:id="list2898231723326283642" text:style-name="L1">
        <text:list-item>
          <text:p text:style-name="P3">Measure and record the period of each clock signal using the green and yellow markers. Based on your measurements, what frequency do you think the input (Experiment 1.4.b)</text:p>
          <text:p text:style-name="P3"/>
        </text:list-item>
        <text:list-item>
          <text:p text:style-name="P3">Open up the test bench file and try to understand what is going on. You should see that the test bench produces a Clk signal. What is the frequency of that signal? (Exp 2.2.b)</text:p>
          <text:p text:style-name="P3"/>
        </text:list-item>
        <text:list-item>
          <text:p text:style-name="P3">You should also see that the test bench holds the counter in reset for a specific interval of time. How long is that interval? (Exp 2.2.c)</text:p>
          <text:p text:style-name="P3"/>
        </text:list-item>
        <text:list-item>
          <text:p text:style-name="P3">After reset is de-asserted, the test bench holds the enable LOW for some amount of time before allowing the counter to run. How long is this time period? (Exp 2.2.d)</text:p>
          <text:p text:style-name="P3"/>
        </text:list-item>
        <text:list-item>
          <text:p text:style-name="P3">What is this maximum count value and what signal in the waveform could we use to know exactly when the counter is going to roll over? (Exp 2.2.f)</text:p>
          <text:p text:style-name="P3"/>
        </text:list-item>
        <text:list-item>
          <text:p text:style-name="P3">If we use a 50MHz clock to drive our frequency divider, what rate will the most significant bit of the divider oscillate at? (Exp 2.3.a)</text:p>
          <text:p text:style-name="P3"/>
        </text:list-item>
        <text:list-item>
          <text:p text:style-name="P3">Copy the waveform on the scope into your lab write-up. (Exp 3.1.j)</text:p>
          <text:p text:style-name="P3"/>
        </text:list-item>
        <text:list-item>
          <text:p text:style-name="P3">Does the design work as intended? Why or why not? (Exp 3.2.f)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02:22:54.567636635</meta:creation-date>
    <dc:date>2016-10-31T02:32:35.446078222</dc:date>
    <meta:editing-duration>PT9M42S</meta:editing-duration>
    <meta:editing-cycles>1</meta:editing-cycles>
    <meta:document-statistic meta:table-count="0" meta:image-count="0" meta:object-count="0" meta:page-count="1" meta:paragraph-count="9" meta:word-count="206" meta:character-count="1089" meta:non-whitespace-character-count="900"/>
    <meta:generator>LibreOffice/5.2.2.2.0$Linux_X86_64 LibreOffice_project/20m0$Build-2</meta:generator>
  </office:meta>
</office:document-meta>
</file>